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style:font-name="Roboto"/>
    </style:style>
    <style:style style:name="P3" style:family="paragraph" style:parent-style-name="Standard">
      <style:paragraph-properties fo:text-align="center" style:justify-single-word="false"/>
      <style:text-properties style:font-name="Roboto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Roboto" fo:font-size="18pt" style:font-size-asian="18pt" style:font-size-complex="18pt"/>
    </style:style>
    <style:style style:name="P5" style:family="paragraph" style:parent-style-name="Standard">
      <style:text-properties style:font-name="Roboto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Roboto"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rmularfelder</text:p>
      <text:p text:style-name="P2"/>
      <text:p text:style-name="P5">Kontakt</text:p>
      <text:p text:style-name="P4"/>
      <text:p text:style-name="P4">Vorname</text:p>
      <text:p text:style-name="P4">Nachname</text:p>
      <text:p text:style-name="P4">Mail und / oder telefonnummer</text:p>
      <text:p text:style-name="P4">Nachricht</text:p>
      <text:p text:style-name="P4">Willst du auf der mailinglist sein?</text:p>
      <text:p text:style-name="P1"/>
      <text:p text:style-name="Standard"/>
      <text:p text:style-name="P5">Musiker</text:p>
      <text:p text:style-name="P4"/>
      <text:p text:style-name="P4">Band Name</text:p>
      <text:p text:style-name="P4">Stylrichtung</text:p>
      <text:p text:style-name="P4">Musiker Name</text:p>
      <text:p text:style-name="P4">Mail oder telefonnummer</text:p>
      <text:p text:style-name="P4">links zu website &amp; socialmedia</text:p>
      <text:p text:style-name="P4">Nachricht</text:p>
      <text:p text:style-name="P4">Willst du auf der mailinglist sein?</text:p>
      <text:p text:style-name="P4">Nach der Sendung: </text:p>
      <text:p text:style-name="P4">“Hast du schon einen vorgeplannten Auftritt?” if(ja) =&gt; Auftrittformular</text:p>
      <text:p text:style-name="P1"/>
      <text:p text:style-name="P5">Veranstalter</text:p>
      <text:p text:style-name="P4"/>
      <text:p text:style-name="P4">Name</text:p>
      <text:p text:style-name="P4">Inhabername</text:p>
      <text:p text:style-name="P4">Mail oder telefonnummer</text:p>
      <text:p text:style-name="P4">links zu website &amp; socialmedia</text:p>
      <text:p text:style-name="P4">Nachricht</text:p>
      <text:p text:style-name="P4">Willst du auf der mailinglist sein?</text:p>
      <text:p text:style-name="P4">Nach der Sendung: </text:p>
      <text:p text:style-name="P4">“Hast du schon einen vorgeplannten Auftritt?” if(ja) <text:soft-page-break/>=&gt; Auftrittformular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29T15:34:46.84</meta:creation-date>
    <dc:date>2021-12-29T15:50:44.15</dc:date>
    <meta:editing-duration>PT8M30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2" meta:paragraph-count="26" meta:word-count="81" meta:character-count="550"/>
  </office:meta>
</office:document-meta>
</file>